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ffffff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f3f3f3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b6d7a8"/>
    </style:style>
    <style:style style:name="P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8" style:family="paragraph" style:parent-style-name="Text_20_body">
      <style:paragraph-properties fo:margin-top="0in" fo:margin-bottom="0in" loext:contextual-spacing="false" fo:line-height="138%" style:writing-mode="lr-tb"/>
      <style:text-properties fo:font-weight="normal"/>
    </style:style>
    <style:style style:name="P9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b6d7a8"/>
    </style:style>
    <style:style style:name="P10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b6d7a8"/>
    </style:style>
    <style:style style:name="P11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b6d7a8"/>
    </style:style>
    <style:style style:name="P12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b6d7a8"/>
    </style:style>
    <style:style style:name="P13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b6d7a8"/>
    </style:style>
    <style:style style:name="P14" style:family="paragraph" style:parent-style-name="Text_20_body" style:list-style-name="L8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b6d7a8"/>
    </style:style>
    <style:style style:name="P15" style:family="paragraph" style:parent-style-name="Text_20_body" style:list-style-name="L9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b6d7a8"/>
    </style:style>
    <style:style style:name="P16" style:family="paragraph" style:parent-style-name="Text_20_body" style:list-style-name="L10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b6d7a8"/>
    </style:style>
    <style:style style:name="P17" style:family="paragraph" style:parent-style-name="Text_20_body" style:list-style-name="L11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b6d7a8"/>
    </style:style>
    <style:style style:name="P18" style:family="paragraph" style:parent-style-name="Text_20_body" style:list-style-name="L12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b6d7a8"/>
    </style:style>
    <style:style style:name="P19" style:family="paragraph" style:parent-style-name="Text_20_body" style:list-style-name="L13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b6d7a8"/>
    </style:style>
    <style:style style:name="P20" style:family="paragraph" style:parent-style-name="Text_20_body" style:list-style-name="L14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b6d7a8"/>
    </style:style>
    <style:style style:name="P21" style:family="paragraph" style:parent-style-name="Text_20_body" style:list-style-name="L15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b6d7a8"/>
    </style:style>
    <style:style style:name="P22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6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7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8" style:family="paragraph" style:parent-style-name="Text_20_body" style:list-style-name="L7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9" style:family="paragraph" style:parent-style-name="Text_20_body" style:list-style-name="L8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0" style:family="paragraph" style:parent-style-name="Text_20_body" style:list-style-name="L9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1" style:family="paragraph" style:parent-style-name="Text_20_body" style:list-style-name="L10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2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d9ead3"/>
    </style:style>
    <style:style style:name="P33" style:family="paragraph" style:parent-style-name="Text_20_body" style:list-style-name="L7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d9ead3"/>
    </style:style>
    <style:style style:name="P34" style:family="paragraph" style:parent-style-name="Text_20_body" style:list-style-name="L11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35" style:family="paragraph" style:parent-style-name="Text_20_body" style:list-style-name="L12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36" style:family="paragraph" style:parent-style-name="Text_20_body" style:list-style-name="L13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37" style:family="paragraph" style:parent-style-name="Text_20_body" style:list-style-name="L14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38" style:family="paragraph" style:parent-style-name="Text_20_body" style:list-style-name="L15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39" style:family="paragraph" style:parent-style-name="Text_20_body" style:list-style-name="L16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d4edda"/>
    </style:style>
    <style:style style:name="P40" style:family="paragraph" style:parent-style-name="Text_20_body" style:list-style-name="L17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d4edda"/>
    </style:style>
    <style:style style:name="P41" style:family="paragraph" style:parent-style-name="Text_20_body" style:list-style-name="L18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d4edda"/>
    </style:style>
    <style:style style:name="P42" style:family="paragraph" style:parent-style-name="Text_20_body" style:list-style-name="L19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d4edda"/>
    </style:style>
    <style:style style:name="P43" style:family="paragraph" style:parent-style-name="Text_20_body" style:list-style-name="L20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d4edda"/>
    </style:style>
    <style:style style:name="P44" style:family="paragraph" style:parent-style-name="Text_20_body" style:list-style-name="L21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d4edda"/>
    </style:style>
    <style:style style:name="P45" style:family="paragraph" style:parent-style-name="Text_20_body" style:list-style-name="L25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d4edda"/>
    </style:style>
    <style:style style:name="P46" style:family="paragraph" style:parent-style-name="Text_20_body" style:list-style-name="L16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f1f1f1"/>
    </style:style>
    <style:style style:name="P47" style:family="paragraph" style:parent-style-name="Text_20_body" style:list-style-name="L17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f1f1f1"/>
    </style:style>
    <style:style style:name="P48" style:family="paragraph" style:parent-style-name="Text_20_body" style:list-style-name="L18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f1f1f1"/>
    </style:style>
    <style:style style:name="P49" style:family="paragraph" style:parent-style-name="Text_20_body" style:list-style-name="L19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f1f1f1"/>
    </style:style>
    <style:style style:name="P50" style:family="paragraph" style:parent-style-name="Text_20_body" style:list-style-name="L20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f1f1f1"/>
    </style:style>
    <style:style style:name="P51" style:family="paragraph" style:parent-style-name="Text_20_body" style:list-style-name="L21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f1f1f1"/>
    </style:style>
    <style:style style:name="P52" style:family="paragraph" style:parent-style-name="Text_20_body" style:list-style-name="L21">
      <loext:graphic-properties draw:fill="solid" draw:fill-color="#f1f1f1" draw:opacity="100%"/>
      <style:paragraph-properties fo:margin-top="0in" fo:margin-bottom="0in" loext:contextual-spacing="false" fo:line-height="138%" fo:background-color="#f1f1f1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f1f1f1"/>
    </style:style>
    <style:style style:name="P53" style:family="paragraph" style:parent-style-name="Text_20_body" style:list-style-name="L24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f1f1f1"/>
    </style:style>
    <style:style style:name="P54" style:family="paragraph" style:parent-style-name="Text_20_body" style:list-style-name="L25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f1f1f1"/>
    </style:style>
    <style:style style:name="P55" style:family="paragraph" style:parent-style-name="Text_20_body" style:list-style-name="L26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f1f1f1"/>
    </style:style>
    <style:style style:name="P56" style:family="paragraph" style:parent-style-name="Text_20_body" style:list-style-name="L18">
      <loext:graphic-properties draw:fill="solid" draw:fill-color="#f1f1f1" draw:opacity="100%"/>
      <style:paragraph-properties fo:margin-top="0in" fo:margin-bottom="0in" loext:contextual-spacing="false" fo:line-height="138%" fo:background-color="#f1f1f1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ffffff"/>
    </style:style>
    <style:style style:name="P57" style:family="paragraph" style:parent-style-name="Text_20_body" style:list-style-name="L27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ffffff"/>
    </style:style>
    <style:style style:name="P58" style:family="paragraph" style:parent-style-name="Text_20_body" style:list-style-name="L28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ffffff"/>
    </style:style>
    <style:style style:name="P59" style:family="paragraph" style:parent-style-name="Text_20_body" style:list-style-name="L29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ffffff"/>
    </style:style>
    <style:style style:name="P60" style:family="paragraph" style:parent-style-name="Text_20_body" style:list-style-name="L22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f3f3f3"/>
    </style:style>
    <style:style style:name="P61" style:family="paragraph" style:parent-style-name="Text_20_body" style:list-style-name="L23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f3f3f3"/>
    </style:style>
    <style:style style:name="P62" style:family="paragraph" style:parent-style-name="Text_20_body" style:list-style-name="L27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f3f3f3"/>
    </style:style>
    <style:style style:name="P63" style:family="paragraph" style:parent-style-name="Text_20_body" style:list-style-name="L22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b6d7a8"/>
    </style:style>
    <style:style style:name="P64" style:family="paragraph" style:parent-style-name="Text_20_body" style:list-style-name="L26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b6d7a8"/>
    </style:style>
    <style:style style:name="P65" style:family="paragraph" style:parent-style-name="Text_20_body" style:list-style-name="L23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d9ead3"/>
    </style:style>
    <style:style style:name="P66" style:family="paragraph" style:parent-style-name="Text_20_body" style:list-style-name="L28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d9ead3"/>
    </style:style>
    <style:style style:name="P67" style:family="paragraph" style:parent-style-name="Text_20_body" style:list-style-name="L29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d9ead3"/>
    </style:style>
    <style:style style:name="P68" style:family="paragraph" style:parent-style-name="Text_20_body" style:list-style-name="L24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/>
    </style:style>
    <style:style style:name="P69" style:family="paragraph" style:parent-style-name="Text_20_body" style:list-style-name="L27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.5pt" fo:font-style="normal" style:text-underline-style="none" fo:font-weight="normal" style:text-blinking="false" fo:background-color="#ffffff"/>
    </style:style>
    <style:style style:name="P70" style:family="paragraph" style:parent-style-name="Text_20_body" style:list-style-name="L30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71" style:family="paragraph" style:parent-style-name="Text_20_body" style:list-style-name="L31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72" style:family="paragraph" style:parent-style-name="Text_20_body" style:list-style-name="L32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73" style:family="paragraph" style:parent-style-name="Text_20_body" style:list-style-name="L33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74" style:family="paragraph" style:parent-style-name="Text_20_body" style:list-style-name="L34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75" style:family="paragraph" style:parent-style-name="Text_20_body" style:list-style-name="L35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76" style:family="paragraph" style:parent-style-name="Text_20_body" style:list-style-name="L36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77" style:family="paragraph" style:parent-style-name="Text_20_body" style:list-style-name="L37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78" style:family="paragraph" style:parent-style-name="Text_20_body" style:list-style-name="L38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79" style:family="paragraph" style:parent-style-name="Text_20_body" style:list-style-name="L39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80" style:family="paragraph" style:parent-style-name="Text_20_body" style:list-style-name="L30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d9ead3"/>
    </style:style>
    <style:style style:name="P81" style:family="paragraph" style:parent-style-name="Text_20_body" style:list-style-name="L32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d9ead3"/>
    </style:style>
    <style:style style:name="P82" style:family="paragraph" style:parent-style-name="Text_20_body" style:list-style-name="L36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d9ead3"/>
    </style:style>
    <style:style style:name="P83" style:family="paragraph" style:parent-style-name="Text_20_body" style:list-style-name="L31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d0e0e3"/>
    </style:style>
    <style:style style:name="P84" style:family="paragraph" style:parent-style-name="Text_20_body" style:list-style-name="L34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b6d7a8"/>
    </style:style>
    <style:style style:name="P85" style:family="paragraph" style:parent-style-name="Text_20_body" style:list-style-name="L37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b6d7a8"/>
    </style:style>
    <style:style style:name="P86" style:family="paragraph" style:parent-style-name="Text_20_body" style:list-style-name="L38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b6d7a8"/>
    </style:style>
    <style:style style:name="P87" style:family="paragraph" style:parent-style-name="Text_20_body" style:list-style-name="L39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b6d7a8"/>
    </style:style>
    <style:style style:name="P88" style:family="paragraph" style:parent-style-name="Text_20_body" style:list-style-name="L40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333333" style:text-line-through-style="none" style:text-line-through-type="none" style:font-name="Roboto" fo:font-size="12pt" fo:font-style="normal" style:text-underline-style="none" fo:font-weight="normal" style:text-blinking="false" fo:background-color="#ffffff"/>
    </style:style>
    <style:style style:name="P89" style:family="paragraph" style:parent-style-name="Text_20_body" style:list-style-name="L41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333333" style:text-line-through-style="none" style:text-line-through-type="none" style:font-name="Roboto" fo:font-size="12pt" fo:font-style="normal" style:text-underline-style="none" fo:font-weight="normal" style:text-blinking="false" fo:background-color="#ffffff"/>
    </style:style>
    <style:style style:name="P90" style:family="paragraph" style:parent-style-name="Text_20_body" style:list-style-name="L42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333333" style:text-line-through-style="none" style:text-line-through-type="none" style:font-name="Roboto" fo:font-size="12pt" fo:font-style="normal" style:text-underline-style="none" fo:font-weight="normal" style:text-blinking="false" fo:background-color="#ffffff"/>
    </style:style>
    <style:style style:name="P91" style:family="paragraph" style:parent-style-name="Text_20_body" style:list-style-name="L43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333333" style:text-line-through-style="none" style:text-line-through-type="none" style:font-name="Roboto" fo:font-size="12pt" fo:font-style="normal" style:text-underline-style="none" fo:font-weight="normal" style:text-blinking="false" fo:background-color="#ffffff"/>
    </style:style>
    <style:style style:name="P92" style:family="paragraph" style:parent-style-name="Text_20_body" style:list-style-name="L44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333333" style:text-line-through-style="none" style:text-line-through-type="none" style:font-name="Roboto" fo:font-size="12pt" fo:font-style="normal" style:text-underline-style="none" fo:font-weight="normal" style:text-blinking="false" fo:background-color="#ffffff"/>
    </style:style>
    <style:style style:name="P93" style:family="paragraph" style:parent-style-name="Text_20_body" style:list-style-name="L45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333333" style:text-line-through-style="none" style:text-line-through-type="none" style:font-name="Roboto" fo:font-size="12pt" fo:font-style="normal" style:text-underline-style="none" fo:font-weight="normal" style:text-blinking="false" fo:background-color="#ffffff"/>
    </style:style>
    <style:style style:name="P94" style:family="paragraph" style:parent-style-name="Text_20_body" style:list-style-name="L41">
      <loext:graphic-properties draw:fill="solid" draw:fill-color="#ffffff" draw:opacity="100%"/>
      <style:paragraph-properties fo:margin-top="0in" fo:margin-bottom="0in" loext:contextual-spacing="false" fo:line-height="225%" fo:background-color="#ffffff" fo:padding="0in" fo:border="none" style:writing-mode="lr-tb"/>
      <style:text-properties fo:font-variant="normal" fo:text-transform="none" fo:color="#333333" style:text-line-through-style="none" style:text-line-through-type="none" style:font-name="Roboto" fo:font-size="12pt" fo:font-style="normal" style:text-underline-style="none" fo:font-weight="normal" style:text-blinking="false" fo:background-color="#ffffff"/>
    </style:style>
    <style:style style:name="P95" style:family="paragraph" style:parent-style-name="Text_20_body" style:list-style-name="L46">
      <loext:graphic-properties draw:fill="solid" draw:fill-color="#ffffff" draw:opacity="100%"/>
      <style:paragraph-properties fo:margin-top="0in" fo:margin-bottom="0in" loext:contextual-spacing="false" fo:line-height="225%" fo:background-color="#ffffff" fo:padding="0in" fo:border="none" style:writing-mode="lr-tb"/>
      <style:text-properties fo:font-variant="normal" fo:text-transform="none" fo:color="#333333" style:text-line-through-style="none" style:text-line-through-type="none" style:font-name="Roboto" fo:font-size="12pt" fo:font-style="normal" style:text-underline-style="none" fo:font-weight="normal" style:text-blinking="false" fo:background-color="#ffffff"/>
    </style:style>
    <style:style style:name="P96" style:family="paragraph" style:parent-style-name="Text_20_body" style:list-style-name="L47">
      <loext:graphic-properties draw:fill="solid" draw:fill-color="#ffffff" draw:opacity="100%"/>
      <style:paragraph-properties fo:margin-top="0in" fo:margin-bottom="0in" loext:contextual-spacing="false" fo:line-height="225%" fo:background-color="#ffffff" fo:padding="0in" fo:border="none" style:writing-mode="lr-tb"/>
      <style:text-properties fo:font-variant="normal" fo:text-transform="none" fo:color="#333333" style:text-line-through-style="none" style:text-line-through-type="none" style:font-name="Roboto" fo:font-size="12pt" fo:font-style="normal" style:text-underline-style="none" fo:font-weight="normal" style:text-blinking="false" fo:background-color="#ffffff"/>
    </style:style>
    <style:style style:name="P97" style:family="paragraph" style:parent-style-name="Text_20_body" style:list-style-name="L48">
      <loext:graphic-properties draw:fill="solid" draw:fill-color="#ffffff" draw:opacity="100%"/>
      <style:paragraph-properties fo:margin-top="0in" fo:margin-bottom="0in" loext:contextual-spacing="false" fo:line-height="225%" fo:background-color="#ffffff" fo:padding="0in" fo:border="none" style:writing-mode="lr-tb"/>
      <style:text-properties fo:font-variant="normal" fo:text-transform="none" fo:color="#333333" style:text-line-through-style="none" style:text-line-through-type="none" style:font-name="Roboto" fo:font-size="12pt" fo:font-style="normal" style:text-underline-style="none" fo:font-weight="normal" style:text-blinking="false" fo:background-color="#ffffff"/>
    </style:style>
    <style:style style:name="P98" style:family="paragraph" style:parent-style-name="Text_20_body" style:list-style-name="L49">
      <loext:graphic-properties draw:fill="solid" draw:fill-color="#ffffff" draw:opacity="100%"/>
      <style:paragraph-properties fo:margin-top="0in" fo:margin-bottom="0in" loext:contextual-spacing="false" fo:line-height="225%" fo:background-color="#ffffff" fo:padding="0in" fo:border="none" style:writing-mode="lr-tb"/>
      <style:text-properties fo:font-variant="normal" fo:text-transform="none" fo:color="#333333" style:text-line-through-style="none" style:text-line-through-type="none" style:font-name="Roboto" fo:font-size="12pt" fo:font-style="normal" style:text-underline-style="none" fo:font-weight="normal" style:text-blinking="false" fo:background-color="#ffffff"/>
    </style:style>
    <style:style style:name="P99" style:family="paragraph" style:parent-style-name="Text_20_body" style:list-style-name="L41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333333" style:text-line-through-style="none" style:text-line-through-type="none" style:font-name="Roboto" fo:font-size="12pt" fo:font-style="normal" style:text-underline-style="none" fo:font-weight="normal" style:text-blinking="false" fo:background-color="#a2c4c9"/>
    </style:style>
    <style:style style:name="P100" style:family="paragraph" style:parent-style-name="Text_20_body" style:list-style-name="L43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333333" style:text-line-through-style="none" style:text-line-through-type="none" style:font-name="Roboto" fo:font-size="12pt" fo:font-style="normal" style:text-underline-style="none" fo:font-weight="normal" style:text-blinking="false" fo:background-color="#b6d7a8"/>
    </style:style>
    <style:style style:name="P101" style:family="paragraph" style:parent-style-name="Text_20_body" style:list-style-name="L44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333333" style:text-line-through-style="none" style:text-line-through-type="none" style:font-name="Roboto" fo:font-size="12pt" fo:font-style="normal" style:text-underline-style="none" fo:font-weight="normal" style:text-blinking="false" fo:background-color="#b6d7a8"/>
    </style:style>
    <style:style style:name="P102" style:family="paragraph" style:parent-style-name="Text_20_body" style:list-style-name="L46">
      <loext:graphic-properties draw:fill="solid" draw:fill-color="#ffffff" draw:opacity="100%"/>
      <style:paragraph-properties fo:margin-top="0in" fo:margin-bottom="0in" loext:contextual-spacing="false" fo:line-height="225%" fo:background-color="#ffffff" fo:padding="0in" fo:border="none" style:writing-mode="lr-tb"/>
      <style:text-properties fo:font-variant="normal" fo:text-transform="none" fo:color="#333333" style:text-line-through-style="none" style:text-line-through-type="none" style:font-name="Roboto" fo:font-size="12pt" fo:font-style="normal" style:text-underline-style="none" fo:font-weight="normal" style:text-blinking="false" fo:background-color="#b6d7a8"/>
    </style:style>
    <style:style style:name="P103" style:family="paragraph" style:parent-style-name="Text_20_body" style:list-style-name="L47">
      <loext:graphic-properties draw:fill="solid" draw:fill-color="#ffffff" draw:opacity="100%"/>
      <style:paragraph-properties fo:margin-top="0in" fo:margin-bottom="0in" loext:contextual-spacing="false" fo:line-height="225%" fo:background-color="#ffffff" fo:padding="0in" fo:border="none" style:writing-mode="lr-tb"/>
      <style:text-properties fo:font-variant="normal" fo:text-transform="none" fo:color="#333333" style:text-line-through-style="none" style:text-line-through-type="none" style:font-name="Roboto" fo:font-size="12pt" fo:font-style="normal" style:text-underline-style="none" fo:font-weight="normal" style:text-blinking="false" fo:background-color="#b6d7a8"/>
    </style:style>
    <style:style style:name="P104" style:family="paragraph" style:parent-style-name="Text_20_body" style:list-style-name="L48">
      <loext:graphic-properties draw:fill="solid" draw:fill-color="#ffffff" draw:opacity="100%"/>
      <style:paragraph-properties fo:margin-top="0in" fo:margin-bottom="0in" loext:contextual-spacing="false" fo:line-height="225%" fo:background-color="#ffffff" fo:padding="0in" fo:border="none" style:writing-mode="lr-tb"/>
      <style:text-properties fo:font-variant="normal" fo:text-transform="none" fo:color="#333333" style:text-line-through-style="none" style:text-line-through-type="none" style:font-name="Roboto" fo:font-size="12pt" fo:font-style="normal" style:text-underline-style="none" fo:font-weight="normal" style:text-blinking="false" fo:background-color="#93c47d"/>
    </style:style>
    <style:style style:name="P105" style:family="paragraph" style:parent-style-name="Text_20_body" style:list-style-name="L40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333333" style:text-line-through-style="none" style:text-line-through-type="none" style:text-underline-style="none" style:text-blinking="false"/>
    </style:style>
    <style:style style:name="P106" style:family="paragraph" style:parent-style-name="Text_20_body" style:list-style-name="L42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333333" style:text-line-through-style="none" style:text-line-through-type="none" style:text-underline-style="none" style:text-blinking="false" fo:background-color="#ffffff"/>
    </style:style>
    <style:style style:name="P107" style:family="paragraph" style:parent-style-name="Text_20_body">
      <loext:graphic-properties draw:fill="solid" draw:fill-color="#ffffff" draw:opacity="100%"/>
      <style:paragraph-properties fo:margin-top="0in" fo:margin-bottom="0in" loext:contextual-spacing="false" fo:line-height="225%" fo:background-color="#ffffff" fo:padding="0in" fo:border="none" style:writing-mode="lr-tb"/>
    </style:style>
    <style:style style:name="P108" style:family="paragraph" style:parent-style-name="Text_20_body">
      <loext:graphic-properties draw:fill="solid" draw:fill-color="#ffffff" draw:opacity="100%"/>
      <style:paragraph-properties fo:margin-top="0in" fo:margin-bottom="0.111in" loext:contextual-spacing="false" fo:line-height="225%" fo:background-color="#ffffff" style:writing-mode="lr-tb"/>
      <style:text-properties fo:font-variant="normal" fo:text-transform="none" fo:color="#333333" style:text-line-through-style="none" style:text-line-through-type="none" style:font-name="Roboto" fo:font-size="12pt" fo:font-style="normal" style:text-underline-style="none" fo:font-weight="normal" style:text-blinking="false" fo:background-color="#ffffff"/>
    </style:style>
    <style:style style:name="P109" style:family="paragraph" style:parent-style-name="Text_20_body" style:list-style-name="L46">
      <loext:graphic-properties draw:fill="solid" draw:fill-color="#ffffff" draw:opacity="100%"/>
      <style:paragraph-properties fo:margin-top="0in" fo:margin-bottom="0.111in" loext:contextual-spacing="false" fo:line-height="225%" fo:background-color="#ffffff" fo:padding="0in" fo:border="none" style:writing-mode="lr-tb"/>
      <style:text-properties fo:font-variant="normal" fo:text-transform="none" fo:color="#333333" style:text-line-through-style="none" style:text-line-through-type="none" style:font-name="Roboto" fo:font-size="12pt" fo:font-style="normal" style:text-underline-style="none" fo:font-weight="normal" style:text-blinking="false" fo:background-color="#ffffff"/>
    </style:style>
    <style:style style:name="P110" style:family="paragraph" style:parent-style-name="Text_20_body" style:list-style-name="L47">
      <loext:graphic-properties draw:fill="solid" draw:fill-color="#ffffff" draw:opacity="100%"/>
      <style:paragraph-properties fo:margin-top="0in" fo:margin-bottom="0.111in" loext:contextual-spacing="false" fo:line-height="225%" fo:background-color="#ffffff" fo:padding="0in" fo:border="none" style:writing-mode="lr-tb"/>
      <style:text-properties fo:font-variant="normal" fo:text-transform="none" fo:color="#333333" style:text-line-through-style="none" style:text-line-through-type="none" style:font-name="Roboto" fo:font-size="12pt" fo:font-style="normal" style:text-underline-style="none" fo:font-weight="normal" style:text-blinking="false" fo:background-color="#ffffff"/>
    </style:style>
    <style:style style:name="P111" style:family="paragraph" style:parent-style-name="Text_20_body" style:list-style-name="L48">
      <loext:graphic-properties draw:fill="solid" draw:fill-color="#ffffff" draw:opacity="100%"/>
      <style:paragraph-properties fo:margin-top="0in" fo:margin-bottom="0.111in" loext:contextual-spacing="false" fo:line-height="225%" fo:background-color="#ffffff" fo:padding="0in" fo:border="none" style:writing-mode="lr-tb"/>
      <style:text-properties fo:font-variant="normal" fo:text-transform="none" fo:color="#333333" style:text-line-through-style="none" style:text-line-through-type="none" style:font-name="Roboto" fo:font-size="12pt" fo:font-style="normal" style:text-underline-style="none" fo:font-weight="normal" style:text-blinking="false" fo:background-color="#ffffff"/>
    </style:style>
    <style:style style:name="P112" style:family="paragraph" style:parent-style-name="Text_20_body" style:list-style-name="L45">
      <loext:graphic-properties draw:fill="solid" draw:fill-color="#ffffff" draw:opacity="100%"/>
      <style:paragraph-properties fo:margin-top="0in" fo:margin-bottom="0.111in" loext:contextual-spacing="false" fo:line-height="225%" fo:background-color="#ffffff" fo:padding="0in" fo:border="none" style:writing-mode="lr-tb"/>
      <style:text-properties fo:font-variant="normal" fo:text-transform="none" fo:color="#333333" style:text-line-through-style="none" style:text-line-through-type="none" style:font-name="Roboto" fo:font-size="12pt" fo:font-style="normal" style:text-underline-style="none" fo:font-weight="normal" style:text-blinking="false" fo:background-color="#ffffff"/>
    </style:style>
    <style:style style:name="P113" style:family="paragraph" style:parent-style-name="Text_20_body" style:list-style-name="L49">
      <loext:graphic-properties draw:fill="solid" draw:fill-color="#ffffff" draw:opacity="100%"/>
      <style:paragraph-properties fo:margin-top="0in" fo:margin-bottom="0.111in" loext:contextual-spacing="false" fo:line-height="225%" fo:background-color="#ffffff" fo:padding="0in" fo:border="none" style:writing-mode="lr-tb"/>
      <style:text-properties fo:font-variant="normal" fo:text-transform="none" fo:color="#333333" style:text-line-through-style="none" style:text-line-through-type="none" style:font-name="Roboto" fo:font-size="12pt" fo:font-style="normal" style:text-underline-style="none" fo:font-weight="normal" style:text-blinking="false" fo:background-color="#b6d7a8"/>
    </style:style>
    <style:style style:name="P114" style:family="paragraph" style:parent-style-name="Text_20_body" style:list-style-name="L45">
      <loext:graphic-properties draw:fill="solid" draw:fill-color="#ffffff" draw:opacity="100%"/>
      <style:paragraph-properties fo:margin-top="0in" fo:margin-bottom="0.111in" loext:contextual-spacing="false" fo:line-height="225%" fo:background-color="#ffffff" fo:padding="0in" fo:border="none" style:writing-mode="lr-tb"/>
    </style:style>
    <style:style style:name="P115" style:family="paragraph" style:parent-style-name="Text_20_body">
      <loext:graphic-properties draw:fill="solid" draw:fill-color="#ffffff" draw:opacity="100%"/>
      <style:paragraph-properties fo:margin-left="0.5in" fo:margin-right="0in" fo:margin-top="0in" fo:margin-bottom="0.111in" loext:contextual-spacing="false" fo:line-height="225%" fo:text-indent="0in" style:auto-text-indent="false" fo:background-color="#ffffff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#ffffff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.5pt" fo:font-style="normal" style:text-underline-style="none" style:text-blinking="false" fo:background-color="#ffffff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.5pt" fo:font-style="normal" style:text-underline-style="none" style:text-blinking="false" fo:background-color="#f1f1f1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.5pt" fo:font-style="normal" style:text-underline-style="none" style:text-blinking="false" fo:background-color="#f3f3f3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3.5pt" fo:font-style="normal" style:text-underline-style="none" style:text-blinking="false" fo:background-color="#f1f1f1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3.5pt" fo:font-style="normal" style:text-underline-style="none" style:text-blinking="false" fo:background-color="#ffffff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3.5pt" fo:font-style="normal" style:text-underline-style="none" style:text-blinking="false" fo:background-color="#f3f3f3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style:text-blinking="false" fo:background-color="#ffffff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style:text-blinking="false" fo:background-color="#f1f1f1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style:text-blinking="false" fo:background-color="#ffffff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style:text-blinking="false" fo:background-color="#ffffff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ff" loext:char-shading-value="0"/>
    </style:style>
    <style:style style:name="T13" style:family="text">
      <style:text-properties fo:font-variant="normal" fo:text-transform="none" fo:color="#333333" style:text-line-through-style="none" style:text-line-through-type="none" style:font-name="Roboto" fo:font-size="13.5pt" fo:font-style="normal" style:text-underline-style="none" style:text-blinking="false" fo:background-color="#ffffff" loext:char-shading-value="0"/>
    </style:style>
    <style:style style:name="T14" style:family="text">
      <style:text-properties fo:font-variant="normal" fo:text-transform="none" fo:color="#333333" style:text-line-through-style="none" style:text-line-through-type="none" style:font-name="Roboto" fo:font-size="12pt" fo:font-style="normal" style:text-underline-style="none" style:text-blinking="false" fo:background-color="#ffffff" loext:char-shading-value="0"/>
    </style:style>
    <style:style style:name="T15" style:family="text">
      <style:text-properties fo:font-variant="normal" fo:text-transform="none" fo:color="#333333" style:text-line-through-style="none" style:text-line-through-type="none" style:font-name="Roboto" fo:font-size="12pt" fo:font-style="normal" style:text-underline-style="none" fo:font-weight="normal" style:text-blinking="false" fo:background-color="#93c47d" loext:char-shading-value="0"/>
    </style:style>
    <style:style style:name="T16" style:family="text">
      <style:text-properties fo:font-variant="normal" fo:text-transform="none" fo:color="#333333" style:text-line-through-style="none" style:text-line-through-type="none" style:font-name="Roboto" fo:font-size="14.5pt" fo:font-style="normal" style:text-underline-style="none" style:text-blinking="false" fo:background-color="#ffffff" loext:char-shading-value="0"/>
    </style:style>
    <style:style style:name="T17" style:family="text">
      <style:text-properties fo:font-variant="normal" fo:text-transform="none" fo:color="#333333" style:text-line-through-style="none" style:text-line-through-type="none" style:font-name="Roboto" fo:font-size="15.5pt" fo:font-style="normal" style:text-underline-style="none" style:text-blinking="false" fo:background-color="#ffffff" loext:char-shading-value="0"/>
    </style:style>
    <style:style style:name="T18" style:family="text">
      <style:text-properties fo:font-variant="normal" fo:text-transform="none" style:text-line-through-style="none" style:text-line-through-type="none" style:font-name="Roboto" fo:font-size="12pt" fo:font-style="normal" style:text-underline-style="none" fo:font-weight="normal" style:text-blinking="false" fo:background-color="#93c47d" loext:char-shading-value="0"/>
    </style:style>
    <style:style style:name="T19" style:family="text">
      <style:text-properties fo:font-variant="normal" fo:text-transform="none" fo:color="#c9211e" style:text-line-through-style="none" style:text-line-through-type="none" style:font-name="Roboto" fo:font-size="12pt" fo:font-style="normal" style:text-underline-style="none" fo:font-weight="normal" officeooo:rsid="00166c89" style:text-blinking="false" fo:background-color="#93c47d" loext:char-shading-value="0"/>
    </style:style>
    <style:style style:name="T20" style:family="text">
      <style:text-properties fo:background-color="#ffffff" loext:char-shading-value="0"/>
    </style:style>
    <style:style style:name="T21" style:family="text">
      <style:text-properties fo:font-weight="normal"/>
    </style:style>
    <style:style style:name="T22" style:family="text">
      <style:text-properties fo:background-color="#f1f1f1" loext:char-shading-value="0"/>
    </style:style>
    <style:style style:name="T23" style:family="text">
      <style:text-properties fo:background-color="#d4edda" loext:char-shading-value="0"/>
    </style:style>
    <style:style style:name="T24" style:family="text">
      <style:text-properties style:font-name="Roboto" fo:font-size="12pt" fo:font-style="normal" fo:font-weight="normal"/>
    </style:style>
    <style:style style:name="T25" style:family="text">
      <style:text-properties style:font-name="Roboto" fo:font-size="12pt" fo:font-style="normal" fo:font-weight="normal" fo:background-color="#b6d7a8" loext:char-shading-value="0"/>
    </style:style>
    <style:style style:name="T26" style:family="text">
      <style:text-properties fo:background-color="#93c47d" loext:char-shading-value="0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91f2ba98-7fff-4788-9ba5-627e2bcbe302"/>1.Cambodia academy of digital technology is located in :</text:p>
      <text:list xml:id="list2810172460" text:style-name="L1">
        <text:list-item>
          <text:p text:style-name="P9">Prek leap</text:p>
        </text:list-item>
        <text:list-item>
          <text:p text:style-name="P22">Wat phnom</text:p>
        </text:list-item>
        <text:list-item>
          <text:p text:style-name="P22">Jomkadoug</text:p>
        </text:list-item>
      </text:list>
      <text:p text:style-name="P1">2. What is the boiling point of water?</text:p>
      <text:list xml:id="list1641723029" text:style-name="L2">
        <text:list-item>
          <text:p text:style-name="P23">120 celsius</text:p>
        </text:list-item>
        <text:list-item>
          <text:p text:style-name="P10">100 celsius</text:p>
        </text:list-item>
        <text:list-item>
          <text:p text:style-name="P23">80 celsius</text:p>
        </text:list-item>
      </text:list>
      <text:p text:style-name="P1">3. The coldest continent in the world is.</text:p>
      <text:list xml:id="list235974008" text:style-name="L3">
        <text:list-item>
          <text:p text:style-name="P11">Antarctica</text:p>
        </text:list-item>
        <text:list-item>
          <text:p text:style-name="P24">Greenland</text:p>
        </text:list-item>
        <text:list-item>
          <text:p text:style-name="P24">Alaska</text:p>
        </text:list-item>
      </text:list>
      <text:p text:style-name="P1">4. Techo scholarship provides monthly pay for the scholarship student, how much does each student receive for generation 8?</text:p>
      <text:list xml:id="list2234780850" text:style-name="L4">
        <text:list-item>
          <text:p text:style-name="P25">70$</text:p>
        </text:list-item>
        <text:list-item>
          <text:p text:style-name="P32">80$</text:p>
        </text:list-item>
        <text:list-item>
          <text:p text:style-name="P25">90$</text:p>
        </text:list-item>
      </text:list>
      <text:p text:style-name="P1">5. What is the name of CADT before it was changed?</text:p>
      <text:list xml:id="list887383823" text:style-name="L5">
        <text:list-item>
          <text:p text:style-name="P12">NIPTICT</text:p>
        </text:list-item>
        <text:list-item>
          <text:p text:style-name="P26">ITC</text:p>
        </text:list-item>
        <text:list-item>
          <text:p text:style-name="P26">NPIC</text:p>
        </text:list-item>
      </text:list>
      <text:p text:style-name="P1">6. What is the national flower of cambodia?</text:p>
      <text:list xml:id="list2385001999" text:style-name="L6">
        <text:list-item>
          <text:p text:style-name="P27">Lotus</text:p>
        </text:list-item>
        <text:list-item>
          <text:p text:style-name="P27">Wild lilly</text:p>
        </text:list-item>
        <text:list-item>
          <text:p text:style-name="P13">Romdoul flower</text:p>
        </text:list-item>
      </text:list>
      <text:p text:style-name="P1">7. Which city host the 2002 olympic?</text:p>
      <text:list xml:id="list2119023068" text:style-name="L7">
        <text:list-item>
          <text:p text:style-name="P28">Beijing</text:p>
        </text:list-item>
        <text:list-item>
          <text:p text:style-name="P33">Sydney(this)</text:p>
        </text:list-item>
        <text:list-item>
          <text:p text:style-name="P28">Tokyo</text:p>
        </text:list-item>
      </text:list>
      <text:p text:style-name="P1">8. Where was tea invented?</text:p>
      <text:list xml:id="list1862769515" text:style-name="L8">
        <text:list-item>
          <text:p text:style-name="P29">England</text:p>
        </text:list-item>
        <text:list-item>
          <text:p text:style-name="P29">USA</text:p>
        </text:list-item>
        <text:list-item>
          <text:p text:style-name="P14">china</text:p>
        </text:list-item>
      </text:list>
      <text:p text:style-name="P1">9. What language does the Cambodian speak?</text:p>
      <text:list xml:id="list3755040150" text:style-name="L9">
        <text:list-item>
          <text:p text:style-name="P30">Cambodese</text:p>
        </text:list-item>
        <text:list-item>
          <text:p text:style-name="P15">Khmer</text:p>
        </text:list-item>
        <text:list-item>
          <text:p text:style-name="P30">Khmeir</text:p>
        </text:list-item>
      </text:list>
      <text:p text:style-name="P1">10.  What year was the first computer virus created in?</text:p>
      <text:list xml:id="list1366899215" text:style-name="L10">
        <text:list-item>
          <text:p text:style-name="P31">1993</text:p>
        </text:list-item>
        <text:list-item>
          <text:p text:style-name="P31"><text:soft-page-break/>1965</text:p>
        </text:list-item>
        <text:list-item>
          <text:p text:style-name="P16">1986</text:p>
        </text:list-item>
      </text:list>
      <text:p text:style-name="P2">11. One megabyte is equal to how many bytes?</text:p>
      <text:list xml:id="list2808012772" text:style-name="L11">
        <text:list-item>
          <text:p text:style-name="P34">1000 byte</text:p>
        </text:list-item>
        <text:list-item>
          <text:p text:style-name="P34">1000000 byte</text:p>
        </text:list-item>
        <text:list-item>
          <text:p text:style-name="P17">1048576 bytes</text:p>
        </text:list-item>
      </text:list>
      <text:p text:style-name="P2">12.  Apple was created in which country?</text:p>
      <text:list xml:id="list784738549" text:style-name="L12">
        <text:list-item>
          <text:p text:style-name="P18">America</text:p>
        </text:list-item>
        <text:list-item>
          <text:p text:style-name="P35">China</text:p>
        </text:list-item>
        <text:list-item>
          <text:p text:style-name="P35">Korea</text:p>
        </text:list-item>
      </text:list>
      <text:p text:style-name="P2">13. Which is the correct syntax to output “hello world” in c++?</text:p>
      <text:list xml:id="list3218506863" text:style-name="L13">
        <text:list-item>
          <text:p text:style-name="P36">system.out.println(“Hello world”);</text:p>
        </text:list-item>
        <text:list-item>
          <text:p text:style-name="P36">print(“hello world”);</text:p>
        </text:list-item>
        <text:list-item>
          <text:p text:style-name="P19">cout&lt;&lt;”hello world”;</text:p>
        </text:list-item>
      </text:list>
      <text:p text:style-name="P2">14. How do you insert COMMENTs in C++ code?</text:p>
      <text:list xml:id="list1258683226" text:style-name="L14">
        <text:list-item>
          <text:p text:style-name="P37"># this is a comment</text:p>
        </text:list-item>
        <text:list-item>
          <text:p text:style-name="P20">// this is  comment</text:p>
        </text:list-item>
        <text:list-item>
          <text:p text:style-name="P37">- - this is a comment.</text:p>
        </text:list-item>
      </text:list>
      <text:p text:style-name="P2">15. How do you create a function in c++?</text:p>
      <text:list xml:id="list1754718204" text:style-name="L15">
        <text:list-item>
          <text:p text:style-name="P38">Functionname{}</text:p>
        </text:list-item>
        <text:list-item>
          <text:p text:style-name="P38">Functionname[]</text:p>
        </text:list-item>
        <text:list-item>
          <text:p text:style-name="P21">Functionname()</text:p>
        </text:list-item>
      </text:list>
      <text:p text:style-name="P8"><text:span text:style-name="T1">16.</text:span><text:span text:style-name="T2">Which operator is used to add together two values?</text:span></text:p>
      <text:list xml:id="list3744502463" text:style-name="L16">
        <text:list-item>
          <text:p text:style-name="P39">The + sign </text:p>
        </text:list-item>
        <text:list-item>
          <text:p text:style-name="P46">The &amp; sign</text:p>
        </text:list-item>
        <text:list-item>
          <text:p text:style-name="P46">The * sign</text:p>
        </text:list-item>
      </text:list>
      <text:p text:style-name="P8"><text:span text:style-name="T5">17. </text:span><text:span text:style-name="T3">Which header file lets us work with input and output objects?</text:span></text:p>
      <text:list xml:id="list1359880801" text:style-name="L17">
        <text:list-item>
          <text:p text:style-name="P40">#include &lt;iostream&gt;</text:p>
        </text:list-item>
        <text:list-item>
          <text:p text:style-name="P47">#include &lt;inputstr&gt;</text:p>
        </text:list-item>
        <text:list-item>
          <text:p text:style-name="P47">#include &lt;stream&gt;</text:p>
        </text:list-item>
      </text:list>
      <text:p text:style-name="P8"><text:span text:style-name="T1">18. </text:span><text:span text:style-name="T2">Which method can be used to find the highest value of x and y?</text:span></text:p>
      <text:list xml:id="list1541298879" text:style-name="L18">
        <text:list-item>
          <text:p text:style-name="P56">largest(x,y)</text:p>
        </text:list-item>
        <text:list-item>
          <text:p text:style-name="P48">maximum(x,y)</text:p>
        </text:list-item>
        <text:list-item>
          <text:p text:style-name="P41">max(x,y)  </text:p>
        </text:list-item>
      </text:list>
      <text:p text:style-name="P8"><text:span text:style-name="T6">19. </text:span><text:span text:style-name="T2">Which operator is used to multiply numbers?</text:span></text:p>
      <text:list xml:id="list1718472731" text:style-name="L19">
        <text:list-item>
          <text:p text:style-name="P49">%</text:p>
        </text:list-item>
        <text:list-item>
          <text:p text:style-name="P49"><text:soft-page-break/>^</text:p>
        </text:list-item>
        <text:list-item>
          <text:p text:style-name="P42">* </text:p>
        </text:list-item>
      </text:list>
      <text:p text:style-name="P8"><text:span text:style-name="T6">20.</text:span><text:span text:style-name="T2">What does HTML stand for?</text:span></text:p>
      <text:list xml:id="list505356503" text:style-name="L20">
        <text:list-item>
          <text:p text:style-name="P50">Hyperlinks and Text Markup Language</text:p>
        </text:list-item>
        <text:list-item>
          <text:p text:style-name="P43">Hyper Text Markup Language </text:p>
        </text:list-item>
        <text:list-item>
          <text:p text:style-name="P50">Home Tool Markup Language</text:p>
        </text:list-item>
      </text:list>
      <text:p text:style-name="P8"><text:span text:style-name="T5">21.</text:span><text:span text:style-name="T2">Choose the correct HTML element for the largest heading:</text:span></text:p>
      <text:list xml:id="list1577543737" text:style-name="L21">
        <text:list-item>
          <text:p text:style-name="P51">&lt;heading&gt;</text:p>
        </text:list-item>
        <text:list-item>
          <text:p text:style-name="P52">&lt;h6&gt;</text:p>
        </text:list-item>
        <text:list-item>
          <text:p text:style-name="P44">&lt;h1&gt; </text:p>
        </text:list-item>
      </text:list>
      <text:p text:style-name="P4">22. What is the most common operation system across all devices? (tablet, phone, laptop)?</text:p>
      <text:list xml:id="list3510776302" text:style-name="L22">
        <text:list-item>
          <text:p text:style-name="P60">ios </text:p>
        </text:list-item>
        <text:list-item>
          <text:p text:style-name="P60">Htl </text:p>
        </text:list-item>
        <text:list-item>
          <text:p text:style-name="P63">Google android os</text:p>
        </text:list-item>
      </text:list>
      <text:p text:style-name="P4">23.  One byte is equal to how many bits?</text:p>
      <text:list xml:id="list3208091046" text:style-name="L23">
        <text:list-item>
          <text:p text:style-name="P61">5 bits</text:p>
        </text:list-item>
        <text:list-item>
          <text:p text:style-name="P61">7 bits</text:p>
        </text:list-item>
        <text:list-item>
          <text:p text:style-name="P65">8 bits</text:p>
        </text:list-item>
      </text:list>
      <text:p text:style-name="P8"><text:span text:style-name="T6">24. </text:span><text:span text:style-name="T2">How can you create a variable with the numeric value 5?</text:span></text:p>
      <text:list xml:id="list2320767930" text:style-name="L24">
        <text:list-item>
          <text:p text:style-name="P53">num = 5;</text:p>
        </text:list-item>
        <text:list-item>
          <text:p text:style-name="P53">num = 5 int;</text:p>
        </text:list-item>
        <text:list-item>
          <text:p text:style-name="P68"><text:span text:style-name="T22">i</text:span><text:span text:style-name="T23">nt num = 5;  </text:span></text:p>
        </text:list-item>
      </text:list>
      <text:p text:style-name="P8"><text:span text:style-name="T7">25. </text:span><text:span text:style-name="T4">How can you create a variable with the floating number 2.8?</text:span></text:p>
      <text:list xml:id="list1935518191" text:style-name="L25">
        <text:list-item>
          <text:p text:style-name="P54">num = 2.8 double;</text:p>
        </text:list-item>
        <text:list-item>
          <text:p text:style-name="P45">float num = 2.8;</text:p>
        </text:list-item>
        <text:list-item>
          <text:p text:style-name="P54">num = 2.8 double;</text:p>
        </text:list-item>
      </text:list>
      <text:p text:style-name="P8"><text:span text:style-name="T5">26. </text:span><text:span text:style-name="T3">Which function is often used to output values and print text in c?</text:span></text:p>
      <text:list xml:id="list2178438132" text:style-name="L26">
        <text:list-item>
          <text:p text:style-name="P55">printword()</text:p>
        </text:list-item>
        <text:list-item>
          <text:p text:style-name="P55">output()</text:p>
        </text:list-item>
        <text:list-item>
          <text:p text:style-name="P64">printf()</text:p>
        </text:list-item>
      </text:list>
      <text:p text:style-name="P8"><text:soft-page-break/><text:span text:style-name="T5">(finish)27. </text:span><text:span text:style-name="T2">Which statement is used to stop a loop?</text:span></text:p>
      <text:list xml:id="list1082900963" text:style-name="L27">
        <text:list-item>
          <text:p text:style-name="P69">exit</text:p>
        </text:list-item>
        <text:list-item>
          <text:p text:style-name="P62">break</text:p>
        </text:list-item>
        <text:list-item>
          <text:p text:style-name="P57">Void</text:p>
        </text:list-item>
      </text:list>
      <text:p text:style-name="P8"><text:span text:style-name="T6">28. </text:span><text:span text:style-name="T2">Which keyword is used to create a structure?</text:span></text:p>
      <text:list xml:id="list3061886503" text:style-name="L28">
        <text:list-item>
          <text:p text:style-name="P66">Struct</text:p>
        </text:list-item>
        <text:list-item>
          <text:p text:style-name="P58">Structs</text:p>
        </text:list-item>
        <text:list-item>
          <text:p text:style-name="P58">Structure</text:p>
        </text:list-item>
      </text:list>
      <text:p text:style-name="P3">29. What is the largest organ in the human body?</text:p>
      <text:list xml:id="list2518604002" text:style-name="L29">
        <text:list-item>
          <text:p text:style-name="P67">Skin</text:p>
        </text:list-item>
        <text:list-item>
          <text:p text:style-name="P59">Muscle</text:p>
        </text:list-item>
        <text:list-item>
          <text:p text:style-name="P59">The veins</text:p>
        </text:list-item>
      </text:list>
      <text:p text:style-name="P8"><text:span text:style-name="T8">30.</text:span><text:span text:style-name="T10">Which planet is known as the red planet?</text:span></text:p>
      <text:list xml:id="list4195591722" text:style-name="L30">
        <text:list-item>
          <text:p text:style-name="P70">Venus</text:p>
        </text:list-item>
        <text:list-item>
          <text:p text:style-name="P70">Mercury</text:p>
        </text:list-item>
        <text:list-item>
          <text:p text:style-name="P80">mars</text:p>
        </text:list-item>
      </text:list>
      <text:p text:style-name="P8"><text:span text:style-name="T9">31. </text:span><text:span text:style-name="T10">How many continents are there in the world?</text:span></text:p>
      <text:list xml:id="list2482813028" text:style-name="L31">
        <text:list-item>
          <text:p text:style-name="P71">6</text:p>
        </text:list-item>
        <text:list-item>
          <text:p text:style-name="P83">7</text:p>
        </text:list-item>
        <text:list-item>
          <text:p text:style-name="P71">8</text:p>
        </text:list-item>
      </text:list>
      <text:p text:style-name="P5">32. The periodic table has how many elements?</text:p>
      <text:list xml:id="list958240960" text:style-name="L32">
        <text:list-item>
          <text:p text:style-name="P72">90</text:p>
        </text:list-item>
        <text:list-item>
          <text:p text:style-name="P72">110</text:p>
        </text:list-item>
        <text:list-item>
          <text:p text:style-name="P81">118</text:p>
        </text:list-item>
      </text:list>
      <text:p text:style-name="P5">33. How many are there in a dozen?</text:p>
      <text:list xml:id="list1513745664" text:style-name="L33">
        <text:list-item>
          <text:p text:style-name="P73">10</text:p>
        </text:list-item>
        <text:list-item>
          <text:p text:style-name="P73">12.</text:p>
        </text:list-item>
        <text:list-item>
          <text:p text:style-name="P73">4</text:p>
        </text:list-item>
      </text:list>
      <text:p text:style-name="P5">34. The ocean covers how much of the earth's surface?</text:p>
      <text:list xml:id="list705996951" text:style-name="L34">
        <text:list-item>
          <text:p text:style-name="P74">75%</text:p>
        </text:list-item>
        <text:list-item>
          <text:p text:style-name="P84">70%</text:p>
        </text:list-item>
        <text:list-item>
          <text:p text:style-name="P74">80%</text:p>
        </text:list-item>
      </text:list>
      <text:p text:style-name="P5">35. What is the largest religious structure in the world?</text:p>
      <text:list xml:id="list296837732" text:style-name="L35">
        <text:list-item>
          <text:p text:style-name="P75">Angkor wat</text:p>
        </text:list-item>
        <text:list-item>
          <text:p text:style-name="P75"><text:soft-page-break/>Vishnu statue</text:p>
        </text:list-item>
        <text:list-item>
          <text:p text:style-name="P75">Mangal mahadev</text:p>
        </text:list-item>
      </text:list>
      <text:p text:style-name="P5">36. Which living mammal cannot jump?</text:p>
      <text:list xml:id="list2778886967" text:style-name="L36">
        <text:list-item>
          <text:p text:style-name="P82">Elephant</text:p>
        </text:list-item>
        <text:list-item>
          <text:p text:style-name="P76">Giraffe</text:p>
        </text:list-item>
        <text:list-item>
          <text:p text:style-name="P76">Pig</text:p>
        </text:list-item>
      </text:list>
      <text:p text:style-name="P5">37. What is the population of Cambodia in 2022?</text:p>
      <text:list xml:id="list2800384264" text:style-name="L37">
        <text:list-item>
          <text:p text:style-name="P77">15 millions</text:p>
        </text:list-item>
        <text:list-item>
          <text:p text:style-name="P77">16 millions</text:p>
        </text:list-item>
        <text:list-item>
          <text:p text:style-name="P85">17 millions</text:p>
        </text:list-item>
      </text:list>
      <text:p text:style-name="P5">38. Who is the prime minister of cambodia? </text:p>
      <text:p text:style-name="P6">Hun sen</text:p>
      <text:p text:style-name="P5">Bill gate</text:p>
      <text:p text:style-name="P5">Elon Musk.</text:p>
      <text:p text:style-name="P5">39. Cadt is an academy specialized in :</text:p>
      <text:list xml:id="list2448763601" text:style-name="L38">
        <text:list-item>
          <text:p text:style-name="P86">Digital major </text:p>
        </text:list-item>
        <text:list-item>
          <text:p text:style-name="P78">Cooking major</text:p>
        </text:list-item>
        <text:list-item>
          <text:p text:style-name="P78">Agriculture major</text:p>
        </text:list-item>
      </text:list>
      <text:p text:style-name="P5">40. What is the smallest country among ASEAN?</text:p>
      <text:list xml:id="list2469985693" text:style-name="L39">
        <text:list-item>
          <text:p text:style-name="P79">Singapore</text:p>
        </text:list-item>
        <text:list-item>
          <text:p text:style-name="P87">Brunei</text:p>
        </text:list-item>
        <text:list-item>
          <text:p text:style-name="P79">Malaysia</text:p>
        </text:list-item>
      </text:list>
      <text:p text:style-name="P8"><text:span text:style-name="T10">41.</text:span><text:span text:style-name="T12"> </text:span><text:span text:style-name="T13">The two kinds of main memory are</text:span></text:p>
      <text:list xml:id="list195689599" text:style-name="L40">
        <text:list-item>
          <text:p text:style-name="P88">CDs and DVDs</text:p>
        </text:list-item>
        <text:list-item>
          <text:p text:style-name="P105"><text:span text:style-name="T20"> </text:span><text:span text:style-name="T25">RAM and ROM</text:span></text:p>
        </text:list-item>
        <text:list-item>
          <text:p text:style-name="P88">Primary and secondary</text:p>
        </text:list-item>
      </text:list>
      <text:p text:style-name="P8"><text:span text:style-name="T11">42. </text:span><text:span text:style-name="T12"> </text:span><text:span text:style-name="T13">_____ has the shortest access times.</text:span></text:p>
      <text:list xml:id="list4050377216" text:style-name="L41">
        <text:list-item>
          <text:p text:style-name="P94">Virtual Memory</text:p>
        </text:list-item>
        <text:list-item>
          <text:p text:style-name="P89">Secondary Memory</text:p>
        </text:list-item>
        <text:list-item>
          <text:p text:style-name="P99">Cache Memory</text:p>
        </text:list-item>
      </text:list>
      <text:p text:style-name="P8"><text:span text:style-name="T14">43. </text:span><text:span text:style-name="T13">Which parts of the computer were is used for calculating and comparing?</text:span></text:p>
      <text:list xml:id="list2759980843" text:style-name="L42">
        <text:list-item>
          <text:p text:style-name="P106"> <text:span text:style-name="T24">ALU</text:span></text:p>
        </text:list-item>
        <text:list-item>
          <text:p text:style-name="P90">Modem</text:p>
        </text:list-item>
        <text:list-item>
          <text:p text:style-name="P90"><text:soft-page-break/>Control Unit</text:p>
        </text:list-item>
      </text:list>
      <text:p text:style-name="P8"><text:span text:style-name="T14">44. </text:span><text:span text:style-name="T13">The following is not an operating system ______</text:span></text:p>
      <text:list xml:id="list2123859235" text:style-name="L43">
        <text:list-item>
          <text:p text:style-name="P100">MS OFFICE</text:p>
        </text:list-item>
        <text:list-item>
          <text:p text:style-name="P91">Window XP</text:p>
        </text:list-item>
        <text:list-item>
          <text:p text:style-name="P91">UNIX</text:p>
        </text:list-item>
      </text:list>
      <text:p text:style-name="P8"><text:span text:style-name="T14">45. </text:span><text:span text:style-name="T16">A computer programmer is a person who _____</text:span></text:p>
      <text:list xml:id="list864575034" text:style-name="L44">
        <text:list-item>
          <text:p text:style-name="P92">sells program</text:p>
        </text:list-item>
        <text:list-item>
          <text:p text:style-name="P92">Use program</text:p>
        </text:list-item>
        <text:list-item>
          <text:p text:style-name="P101">Writes program</text:p>
        </text:list-item>
      </text:list>
      <text:p text:style-name="P8"><text:span text:style-name="T14">46. </text:span><text:span text:style-name="T17">The quality of the display is better if _____</text:span></text:p>
      <text:list xml:id="list3694255814" text:style-name="L45">
        <text:list-item>
          <text:p text:style-name="P93">Resolution is least</text:p>
        </text:list-item>
        <text:list-item>
          <text:p text:style-name="P93">Resolution the moderate</text:p>
        </text:list-item>
        <text:list-item>
          <text:p text:style-name="P114"><text:span text:style-name="T15">Resolution is higher</text:span></text:p>
        </text:list-item>
        <text:list-item>
          <text:p text:style-name="P112"><text:bookmark text:name="docs-internal-guid-74224bbb-7fff-82dd-f617-671dc4e31187"/><text:span text:style-name="T26">47. What is the largest planet in  the solar system?</text:span></text:p>
        </text:list-item>
      </text:list>
      <text:list xml:id="list2951695571" text:style-name="L46">
        <text:list-item>
          <text:p text:style-name="P102">Jupiter</text:p>
        </text:list-item>
        <text:list-item>
          <text:p text:style-name="P95">Saturn</text:p>
        </text:list-item>
        <text:list-item>
          <text:p text:style-name="P109">Neptune</text:p>
        </text:list-item>
      </text:list>
      <text:p text:style-name="P108">48. Which country won the fifa world cup 2018?</text:p>
      <text:list xml:id="list4024630789" text:style-name="L47">
        <text:list-item>
          <text:p text:style-name="P96">Croatia</text:p>
        </text:list-item>
        <text:list-item>
          <text:p text:style-name="P103">France</text:p>
        </text:list-item>
        <text:list-item>
          <text:p text:style-name="P110">Brazil</text:p>
        </text:list-item>
      </text:list>
      <text:p text:style-name="P108">49.  What is the longest river in the world?</text:p>
      <text:list xml:id="list1649890709" text:style-name="L48">
        <text:list-item>
          <text:p text:style-name="P104">The nile river</text:p>
        </text:list-item>
        <text:list-item>
          <text:p text:style-name="P97">The yangtze river</text:p>
        </text:list-item>
        <text:list-item>
          <text:p text:style-name="P111"><text:soft-page-break/>The amazon river</text:p>
        </text:list-item>
      </text:list>
      <text:p text:style-name="P108">50. What is the highest mountain in the world?</text:p>
      <text:list xml:id="list89772959" text:style-name="L49">
        <text:list-item>
          <text:p text:style-name="P98">Mount Kanchenjunga</text:p>
        </text:list-item>
        <text:list-item>
          <text:p text:style-name="P98">Mount K2</text:p>
        </text:list-item>
        <text:list-item>
          <text:p text:style-name="P113">Mount Everest</text:p>
        </text:list-item>
      </text:list>
      <text:p text:style-name="P115"> </text:p>
      <text:p text:style-name="P107"> </text:p>
      <text:p text:style-name="P7"> 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6T11:51:48.918151793</meta:creation-date>
    <dc:date>2022-12-16T13:27:20.076382962</dc:date>
    <meta:editing-duration>PT1H35M3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7" meta:paragraph-count="204" meta:word-count="877" meta:character-count="4252" meta:non-whitespace-character-count="3698"/>
  </office:meta>
</office:document-meta>
</file>